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7000001DF0C1F3978ED5C8CF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T1" style:family="text">
      <style:text-properties fo:color="#000000" style:font-name="Arial1" fo:font-size="11pt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2.55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6.509cm" svg:height="11.641cm" svg:x="2.593cm" svg:y="3.122cm">
          <draw:image xlink:href="Pictures/10000000000002A7000001DF0C1F3978ED5C8CFA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14.4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14.942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document-statistic meta:object-count="9"/>
    <meta:generator>LibreOffice/6.4.5.2$Windows_X86_64 LibreOffice_project/a726b36747cf2001e06b58ad5db1aa3a9a1872d6</meta:generator>
  </office:meta>
</office:document-meta>
</file>